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4380000006EA1220B22.jpg"/>
  <manifest:file-entry manifest:media-type="image/jpeg" manifest:full-path="Pictures/10000000000004380000004B8FC3EDC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Nimbus Roman No9 L" svg:font-family="'Nimbus Roman No9 L', 'Times New Roman'" style:font-family-generic="roman"/>
    <style:font-face style:name="Nimbus Roman No9 L1" svg:font-family="'Nimbus Roman No9 L', 'Times New Roman'" style:font-family-generic="swiss"/>
    <style:font-face style:name="Verdana" svg:font-family="Verdana" style:font-family-generic="swiss"/>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color="#000000" style:font-name="Verdana" fo:font-size="12pt" fo:language="zxx" fo:country="none" fo:font-weight="bold" style:font-size-asian="12pt" style:font-weight-asian="bold" style:font-size-complex="12pt" style:font-weight-complex="bold"/>
    </style:style>
    <style:style style:name="P2" style:family="paragraph" style:parent-style-name="Standard">
      <style:text-properties fo:color="#000000" style:font-name="Verdana" fo:font-size="10pt" style:font-size-asian="10pt" style:font-size-complex="10pt"/>
    </style:style>
    <style:style style:name="P3" style:family="paragraph" style:parent-style-name="Standard">
      <style:paragraph-properties fo:line-height="150%"/>
      <style:text-properties fo:color="#000000" style:font-name="Verdana" fo:font-size="10pt" style:text-underline-style="solid" style:text-underline-width="auto" style:text-underline-color="font-color" fo:font-weight="bold" style:font-name-asian="Arial Unicode MS" style:font-size-asian="10pt" style:font-weight-asian="bold" style:font-name-complex="Arial Unicode MS" style:font-size-complex="10pt"/>
    </style:style>
    <style:style style:name="P4" style:family="paragraph" style:parent-style-name="Standard">
      <style:paragraph-properties fo:text-align="justify" style:justify-single-word="false" style:snap-to-layout-grid="false"/>
      <style:text-properties fo:color="#000000" style:font-name="Verdana"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text-properties fo:color="#000000" style:font-name="Verdana" fo:font-size="10pt" fo:font-weight="bold" style:font-size-asian="10pt" style:font-weight-asian="bold" style:font-size-complex="10pt"/>
    </style:style>
    <style:style style:name="P6" style:family="paragraph" style:parent-style-name="Standard">
      <style:paragraph-properties fo:line-height="150%"/>
      <style:text-properties fo:color="#000000" style:font-name="Verdana" fo:font-size="9pt" style:text-underline-style="solid" style:text-underline-width="auto" style:text-underline-color="font-color" fo:font-weight="bold" style:font-name-asian="Arial Unicode MS" style:font-size-asian="9pt" style:font-weight-asian="bold" style:font-name-complex="Arial Unicode MS" style:font-size-complex="9pt"/>
    </style:style>
    <style:style style:name="P7" style:family="paragraph" style:parent-style-name="Standard">
      <style:paragraph-properties fo:line-height="150%"/>
      <style:text-properties fo:color="#000000" style:font-name="Verdana" fo:font-size="9pt" fo:font-weight="bold" style:font-name-asian="Arial Unicode MS" style:font-size-asian="9pt" style:font-weight-asian="bold" style:font-name-complex="Arial Unicode MS" style:font-size-complex="9pt"/>
    </style:style>
    <style:style style:name="P8" style:family="paragraph" style:parent-style-name="Standard">
      <style:paragraph-properties fo:line-height="150%"/>
      <style:text-properties fo:color="#000000" style:font-name="Verdana" fo:font-size="9pt" style:font-size-asian="9pt" style:font-size-complex="9pt"/>
    </style:style>
    <style:style style:name="P9" style:family="paragraph" style:parent-style-name="Standard">
      <style:paragraph-properties fo:line-height="150%"/>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0" style:family="paragraph" style:parent-style-name="Standard">
      <style:paragraph-properties fo:line-height="150%"/>
      <style:text-properties fo:color="#000000" style:font-name="Verdana"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1" style:family="paragraph" style:parent-style-name="Standard">
      <style:paragraph-properties fo:line-height="150%"/>
      <style:text-properties fo:font-variant="normal" fo:text-transform="none" fo:color="#000000" style:font-name="Verdana" fo:font-size="9pt" fo:letter-spacing="normal" fo:font-style="normal" fo:font-weight="normal" style:font-name-asian="Times" style:font-size-asian="9pt" style:font-style-asian="normal" style:font-weight-asian="normal" style:font-name-complex="Times" style:font-size-complex="9pt" style:font-weight-complex="bold"/>
    </style:style>
    <style:style style:name="P12" style:family="paragraph" style:parent-style-name="Standard">
      <style:paragraph-properties fo:margin-top="0in" fo:margin-bottom="0in" fo:line-height="150%" fo:text-align="justify" style:justify-single-word="false" style:snap-to-layout-grid="false"/>
      <style:text-properties fo:color="#000000" style:font-name="Verdana" fo:font-size="9pt" fo:font-weight="normal" style:font-size-asian="9pt" style:font-weight-asian="normal" style:font-size-complex="9pt"/>
    </style:style>
    <style:style style:name="P13" style:family="paragraph" style:parent-style-name="Standard">
      <style:paragraph-properties fo:margin-top="0in" fo:margin-bottom="0in" fo:line-height="150%" fo:text-align="justify" style:justify-single-word="false" style:snap-to-layout-grid="false"/>
      <style:text-properties fo:color="#000000" style:font-name="Verdana" fo:font-size="9pt" fo:font-weight="bold" style:font-size-asian="9pt" style:font-weight-asian="bold" style:font-size-complex="9pt" style:font-weight-complex="bold"/>
    </style:style>
    <style:style style:name="P14"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style>
    <style:style style:name="P15"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style:text-underline-style="none"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16"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17" style:family="paragraph" style:parent-style-name="Standard">
      <style:paragraph-properties fo:margin-top="0in" fo:margin-bottom="0.1665in" fo:line-height="150%" fo:text-align="end" style:justify-single-word="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18"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19" style:family="paragraph" style:parent-style-name="Standard">
      <style:paragraph-properties fo:margin-top="0in" fo:margin-bottom="0.1665in" fo:line-height="150%" fo:text-align="justify" style:justify-single-word="false" fo:break-before="pag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20" style:family="paragraph" style:parent-style-name="Standard">
      <style:paragraph-properties fo:line-height="150%" fo:text-align="justify" style:justify-single-word="false" fo:break-before="page"/>
    </style:style>
    <style:style style:name="P21"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style>
    <style:style style:name="P22"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23"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24" style:family="paragraph" style:parent-style-name="Standard" style:master-page-name="Standard">
      <style:paragraph-properties style:page-number="auto"/>
      <style:text-properties fo:color="#000000" style:font-name="Verdana" fo:font-size="12pt" fo:language="zxx" fo:country="none" fo:font-weight="bold" style:font-size-asian="12pt" style:font-weight-asian="bold" style:font-size-complex="12pt" style:font-weight-complex="bold"/>
    </style:style>
    <style:style style:name="P25"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26"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27"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28"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29"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30"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31"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2"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3"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4"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5"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6"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7"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8"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39"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40"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41" style:family="paragraph" style:parent-style-name="Standard" style:list-style-name="WW8Num1">
      <style:paragraph-properties fo:line-height="150%">
        <style:tab-stops>
          <style:tab-stop style:position="0in"/>
        </style:tab-stops>
      </style:paragraph-properties>
    </style:style>
    <style:style style:name="P42" style:family="paragraph" style:parent-style-name="Standard" style:list-style-name="WW8Num1">
      <style:paragraph-properties fo:line-height="150%">
        <style:tab-stops>
          <style:tab-stop style:position="0in"/>
        </style:tab-stops>
      </style:paragraph-properties>
    </style:style>
    <style:style style:name="P43" style:family="paragraph" style:parent-style-name="Standard" style:list-style-name="WW8Num4">
      <style:paragraph-properties fo:margin-top="0in" fo:margin-bottom="0in" fo:line-height="150%"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4"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5"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6"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7"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8"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49"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50"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T1" style:family="text">
      <style:text-properties fo:color="#000000"/>
    </style:style>
    <style:style style:name="T2" style:family="text">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T3" style:family="text">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T4" style:family="text">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T5" style:family="text">
      <style:text-properties fo:color="#000000" style:font-name="Verdana" fo:font-size="9pt" fo:font-weight="bold" style:font-size-asian="9pt" style:font-weight-asian="bold" style:font-size-complex="9pt" style:font-weight-complex="bold"/>
    </style:style>
    <style:style style:name="T6" style:family="text">
      <style:text-properties fo:color="#000000" style:font-name="Verdana" fo:font-size="9pt" style:font-size-asian="9pt" style:font-size-complex="9pt"/>
    </style:style>
    <style:style style:name="T7" style:family="text">
      <style:text-properties fo:color="#000000" style:font-name="Verdana"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Nimbus Roman No9 L1" style:font-size-complex="11pt" style:language-complex="ar" style:country-complex="SA"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Asha.C.M.</text:p>
      <text:p text:style-name="P2">Sr. Software Engineer.</text:p>
      <text:p text:style-name="P2"/>
      <text:p text:style-name="P11">Professionally experienced in database designing, SQL and PL/PGSQL programming. Have experience in conducting training and leading a development team. A very good team player with excellent interpersonal and communication skills.</text:p>
      <text:p text:style-name="P6"/>
      <text:p text:style-name="P3">Professional Summary</text:p>
      <text:p text:style-name="P7"/>
      <text:list text:style-name="WW8Num3">
        <text:list-item>
          <text:p text:style-name="P25">Having more than 6 years of experience in developing packages like Accounts <text:s/>&amp; asset management </text:p>
        </text:list-item>
        <text:list-item>
          <text:p text:style-name="P25">Expertize in developing software packages (Administration, Establishment, Circulation, Inventory, Book House <text:s/>and Circulation)</text:p>
        </text:list-item>
        <text:list-item>
          <text:p text:style-name="P25">Experience in Circle soft, Website with shopping cart automatically updated by the inventory system. </text:p>
        </text:list-item>
        <text:list-item>
          <text:p text:style-name="P25">Experience in handling developing teams.</text:p>
        </text:list-item>
        <text:list-item>
          <text:p text:style-name="P25">Excellent written and verbal communication skill. </text:p>
        </text:list-item>
        <text:list-item>
          <text:p text:style-name="P25">Experience in coordinating major project of the organisation </text:p>
        </text:list-item>
      </text:list>
      <text:p text:style-name="P8"/>
      <text:p text:style-name="P3">Technical Proficiencies</text:p>
      <text:p text:style-name="P3"/>
      <text:list text:style-name="WW8Num4">
        <text:list-item>
          <text:p text:style-name="P43">Operating system <text:s/>: Linux(Redhat), Fedoracore-2, Windows 98, ubundu9.04, CentOS<text:tab/> <text:s text:c="13"/></text:p>
        </text:list-item>
        <text:list-item>
          <text:p text:style-name="P44">Language<text:tab/> <text:s text:c="4"/>: C,C++,PHP. Ruby</text:p>
        </text:list-item>
        <text:list-item>
          <text:p text:style-name="P44">Framework<text:tab/> <text:s text:c="4"/>: Ruby On Rails <text:s text:c="21"/></text:p>
        </text:list-item>
        <text:list-item>
          <text:p text:style-name="P44">CMS<text:tab/><text:tab/> <text:s text:c="4"/>: Joomla, Radiant </text:p>
        </text:list-item>
        <text:list-item>
          <text:p text:style-name="P44">RDBMS<text:tab/> <text:s text:c="5"/>: PostgreSQL, Oracle,MySQL</text:p>
        </text:list-item>
        <text:list-item>
          <text:p text:style-name="P44">GUI Programming <text:s/>: Gtk, Gdk</text:p>
        </text:list-item>
        <text:list-item>
          <text:p text:style-name="P44">Front-end tools <text:s text:c="4"/>: Glade</text:p>
        </text:list-item>
        <text:list-item>
          <text:p text:style-name="P44">Web Technologies : JQuery, Javascript, XHTML, Ajax</text:p>
        </text:list-item>
      </text:list>
      <text:p text:style-name="P12"/>
      <text:p text:style-name="P12"/>
      <text:p text:style-name="P12"/>
      <text:p text:style-name="P12"/>
      <text:p text:style-name="P13">Designation at Spark Support: Sr. Software Engineer </text:p>
      <text:p text:style-name="P4"><text:soft-page-break/></text:p>
      <text:p text:style-name="P4">Roles and Responsibilities</text:p>
      <text:p text:style-name="P5"/>
      <text:list text:style-name="WW8Num1">
        <text:list-item>
          <text:p text:style-name="P41"><text:span text:style-name="T2">D</text:span><text:span text:style-name="T2">evelopment &amp; implementation of the software package. </text:span></text:p>
        </text:list-item>
        <text:list-item>
          <text:p text:style-name="P31">Design and Development of software application. </text:p>
        </text:list-item>
        <text:list-item>
          <text:p text:style-name="P31">Database Architecture </text:p>
        </text:list-item>
        <text:list-item>
          <text:p text:style-name="P31">Design Database structure</text:p>
        </text:list-item>
        <text:list-item>
          <text:p text:style-name="P31">Targeting and collecting report from each SE.</text:p>
        </text:list-item>
        <text:list-item>
          <text:p text:style-name="P31">Synchronize the AdTraction database with SE.</text:p>
        </text:list-item>
        <text:list-item>
          <text:p text:style-name="P31">Restructured the huge data available form the client as per the software requirement. <text:s/></text:p>
        </text:list-item>
        <text:list-item>
          <text:p text:style-name="P31">Prepare use case diagram</text:p>
        </text:list-item>
        <text:list-item>
          <text:p text:style-name="P31">Design the Database Structure</text:p>
        </text:list-item>
        <text:list-item>
          <text:p text:style-name="P41"><text:span text:style-name="T3">C</text:span><text:span text:style-name="T2">lient communication </text:span></text:p>
        </text:list-item>
        <text:list-item>
          <text:p text:style-name="P31">Code communication </text:p>
        </text:list-item>
        <text:list-item>
          <text:p text:style-name="P31">Design the database and developed a package for the Timezone conservation </text:p>
        </text:list-item>
      </text:list>
      <text:p text:style-name="P9"/>
      <text:p text:style-name="P10">Reference Work </text:p>
      <text:p text:style-name="P9"/>
      <text:p text:style-name="P15">Integrated Accounting solution and asset management system for BSNL</text:p>
      <text:p text:style-name="P14"><text:span text:style-name="T3">This integrated package aimed at linking various accounting department of BSNL like cash (Operational Accounts ), collection (collection accounts), Establishment, Pay and allowance , Personal claims, Works and planning, This package is also integrated with the engineering planning department of BSNL for management of its asset, work in progress estimates &amp; maintenance estimates Its first project of this kind for BSNL, to have an integrated ERP Package that links the accounts wing, establishment wing and engineering wing. This package comes with security features , 4 eye verification and authorize system, messaging facility to track on pending jobs, configurable flow of DAK, logging of events, optimized accessing of database, user friendly interface &amp; 100 of report for their daily needs.</text:span><text:span text:style-name="T3"><text:line-break/></text:span><text:span text:style-name="T4">Role :</text:span><text:span text:style-name="T3"> Software Developer and Team Member. </text:span></text:p>
      <text:p text:style-name="P16"/>
      <text:p text:style-name="P19"/>
      <text:list text:style-name="WW8Num2">
        <text:list-header>
          <text:p text:style-name="P22"/>
          <text:p text:style-name="P22">Sangamithra</text:p>
          <text:p text:style-name="P22"/>
          <text:p text:style-name="P23">Sangamitra is now running over more than 20 co-operative society/bank all over Kerala. This package was facilitated with online messaging systems, pending work list, automatic interest posting, multiple credit head and debit head posting viewed online, auto posting to credit head on part payment and salary recovery by customer as per configuration priority of bank.</text:p>
          <text:p text:style-name="P21"><text:span text:style-name="T4">Role:</text:span><text:span text:style-name="T3"> Design and Development </text:span></text:p>
          <text:p text:style-name="P23"/>
        </text:list-header>
      </text:list>
      <text:p text:style-name="P18">Prajashakthi </text:p>
      <text:p text:style-name="P14"><text:span text:style-name="T3">I</text:span><text:span text:style-name="T3">ts a ERP projects for a print media. It comprises of the modules, Organisation, Establishment, Advertisement , circulation , inventory, printing press, book house.<text:line-break/></text:span><text:span text:style-name="T4">Role:</text:span><text:span text:style-name="T3"> Design and Development.</text:span></text:p>
      <text:p text:style-name="P18">Circlesoft. </text:p>
      <text:p text:style-name="P14"><text:span text:style-name="T3">Its an E-commerce site . A website with full of E-commerce features like printed Bar-coded catloges, wholesale system, sales oders with scan pick and pack, stock and ordering system, scan inwards goods, point of sale and integrated accounting. </text:span><text:span text:style-name="T3"><text:line-break/></text:span><text:span text:style-name="T4">Role:</text:span><text:span text:style-name="T3"> Development.</text:span></text:p>
      <text:p text:style-name="P18">Adtraction </text:p>
      <text:p text:style-name="P14"><text:span text:style-name="T3">AdTraction is a Search Engine Management API to advertise ads into major Search Engines like Google, Yahoo and MSN with a single account based system through web service. And this API will act as an interface between the end user and Search Engines. This system id developed by using PHP5 and MySQL in Linux platform.<text:line-break/></text:span><text:span text:style-name="T5">Role:</text:span><text:span text:style-name="T6"> Development</text:span><text:span text:style-name="T1"> </text:span></text:p>
      <text:p text:style-name="P20"/>
      <text:p text:style-name="P14"><text:span text:style-name="T7">Educational Details:</text:span><text:span text:style-name="T3"> </text:span></text:p>
      <text:p text:style-name="P16">B.Tech from Cochin University of Science And Technology (CUSAT)</text:p>
      <text:p text:style-name="P16">I hereby declare that the above mentioned particulars are true and correct to the best of my knowledge and belief. </text:p>
      <text:p text:style-name="P17">Asha.C.M.<text:tab/></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Nimbus Roman No9 L" svg:font-family="'Nimbus Roman No9 L', 'Times New Roman'" style:font-family-generic="roman"/>
    <style:font-face style:name="Nimbus Roman No9 L1" svg:font-family="'Nimbus Roman No9 L', 'Times New Roman'" style:font-family-generic="swiss"/>
    <style:font-face style:name="Verdana" svg:font-family="Verdana" style:font-family-generic="swiss"/>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style:use-window-font-color="true" style:font-name="Nimbus Roman No9 L" fo:font-size="12pt" fo:language="en" fo:country="US" style:font-name-asian="Nimbus Roman No9 L" style:font-size-asian="12pt" style:language-asian="zxx" style:country-asian="none" style:font-name-complex="Nimbus Roman No9 L"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asian="italic" style:font-style-complex="italic"/>
    </style:style>
    <style:style style:name="WW-caption" style:family="paragraph" style:parent-style-name="Standard">
      <style:paragraph-properties fo:margin-top="0.0835in" fo:margin-bottom="0.0835in"/>
      <style:text-properties fo:font-style="italic" style:font-style-asian="italic"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chievement" style:family="paragraph" style:parent-style-name="Text_20_body" style:list-style-name="WW8Num2">
      <style:paragraph-properties fo:margin-left="0.2756in" fo:margin-right="0in" fo:margin-top="0in" fo:margin-bottom="0.0417in" style:line-height-at-least="0.1528in" fo:text-align="justify" style:justify-single-word="false" fo:text-indent="0in" style:auto-text-indent="false"/>
      <style:text-properties style:font-name="Arial" fo:font-size="10pt" fo:letter-spacing="-0.0035in" style:font-size-asian="10pt" style:font-size-complex="10pt"/>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Plain_20_Text" style:display-name="WW-Plain Text" style:family="paragraph" style:parent-style-name="Standard">
      <style:paragraph-properties fo:hyphenation-ladder-count="no-limit"/>
      <style:text-properties style:font-name="Courier New" fo:font-size="10pt" style:font-size-asian="10pt" style:font-size-complex="10pt" fo:hyphenate="false" fo:hyphenation-remain-char-count="2" fo:hyphenation-push-char-count="2"/>
    </style:style>
    <style:style style:name="WW8Num1z0" style:family="text">
      <style:text-properties style:font-name="Symbol"/>
    </style:style>
    <style:style style:name="WW8Num1z1" style:family="text">
      <style:text-properties style:font-name="OpenSymbol"/>
    </style:style>
    <style:style style:name="WW8Num1z2" style:family="text">
      <style:text-properties style:font-name="StarSymbol" fo:font-size="9pt" style:font-size-asian="9pt" style:font-name-complex="StarSymbol" style:font-size-complex="9pt"/>
    </style:style>
    <style:style style:name="WW8Num1z3" style:family="text">
      <style:text-properties style:font-name="Wingdings" fo:font-size="9pt" style:font-size-asian="9pt" style:font-name-complex="StarSymbol" style:font-size-complex="9pt"/>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OpenSymbol" style:font-name-complex="OpenSymbol"/>
    </style:style>
    <style:style style:name="WW8Num3z3" style:family="text">
      <style:text-properties style:font-name="Symbol1" style:font-name-complex="OpenSymbol"/>
    </style:style>
    <style:style style:name="WW8Num4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8Num4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Default_20_Paragraph_20_Font" style:display-name="Default Paragraph Font" style:family="text"/>
    <style:style style:name="WW-Absatz-Standardschriftart111111111111111111" style:family="text"/>
    <style:style style:name="WW-Absatz-Standardschriftart1111111111111111111" style:family="text"/>
    <style:style style:name="WW8Num2z1" style:family="text">
      <style:text-properties style:font-name="Wingdings 2" style:font-name-complex="Courier New"/>
    </style:style>
    <style:style style:name="WW8Num2z2" style:family="text">
      <style:text-properties style:font-name="StarSymbol"/>
    </style:style>
    <style:style style:name="WW8Num2z3" style:family="text">
      <style:text-properties style:font-name="Wingdings" fo:font-size="9pt" style:font-size-asian="9pt" style:font-name-complex="StarSymbol" style:font-size-complex="9pt"/>
    </style:style>
    <style:style style:name="WW8Num5z0" style:family="text">
      <style:text-properties style:font-name="Symbol"/>
    </style:style>
    <style:style style:name="WW8Num5z1" style:family="text">
      <style:text-properties style:font-name="OpenSymbol"/>
    </style:style>
    <style:style style:name="WW-Absatz-Standardschriftart11111111111111111111" style:family="text"/>
    <style:style style:name="WW-Absatz-Standardschriftart111111111111111111111" style:family="text"/>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WW8Num9z0" style:family="text">
      <style:text-properties style:font-name="Symbol"/>
    </style:style>
    <style:style style:name="WW8Num9z1" style:family="text">
      <style:text-properties style:font-name="Courier New"/>
    </style:style>
    <style:style style:name="WW8Num7z3" style:family="text">
      <style:text-properties style:font-name="Wingdings" fo:font-size="9pt" style:font-size-asian="9pt" style:font-name-complex="StarSymbol" style:font-size-complex="9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Wingdings"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WW8Num12z0" style:family="text">
      <style:text-properties style:font-name="Symbol"/>
    </style:style>
    <style:style style:name="WW8Num12z1" style:family="text">
      <style:text-properties style:font-name="Courier New"/>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text-properties style:font-name="Wingdings1"/>
      </text:list-level-style-bullet>
      <text:list-level-style-bullet text:level="2" text:style-name="WW8Num1z1" style:num-suffix="." text:bullet-char="">
        <style:text-properties style:font-name="Wingdings 2"/>
      </text:list-level-style-bullet>
      <text:list-level-style-bullet text:level="3" text:style-name="WW8Num1z2" style:num-suffix="." text:bullet-char="■">
        <style:text-properties style:font-name="StarSymbol"/>
      </text:list-level-style-bullet>
      <text:list-level-style-bullet text:level="4" text:style-name="WW8Num1z3" style:num-suffix="." text:bullet-char="">
        <style:text-properties style:font-name="Wingdings"/>
      </text:list-level-style-bullet>
      <text:list-level-style-bullet text:level="5" text:style-name="WW8Num1z1" style:num-suffix="." text:bullet-char="">
        <style:text-properties style:font-name="Wingdings 2"/>
      </text:list-level-style-bullet>
      <text:list-level-style-bullet text:level="6" text:style-name="WW8Num1z2" style:num-suffix="." text:bullet-char="■">
        <style:text-properties style:font-name="StarSymbol"/>
      </text:list-level-style-bullet>
      <text:list-level-style-bullet text:level="7" text:style-name="WW8Num1z3" style:num-suffix="." text:bullet-char="">
        <style:text-properties style:font-name="Wingdings"/>
      </text:list-level-style-bullet>
      <text:list-level-style-bullet text:level="8" text:style-name="WW8Num1z1" style:num-suffix="." text:bullet-char="">
        <style:text-properties style:font-name="Wingdings 2"/>
      </text:list-level-style-bullet>
      <text:list-level-style-bullet text:level="9" text:style-name="WW8Num1z2" style:num-suffix="." text:bullet-char="■">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text-properties style:font-name="Wingdings1"/>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3" style:num-suffix="." text:bullet-char="">
        <style:text-properties style:font-name="Symbol1"/>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3" style:num-suffix="." text:bullet-char="">
        <style:text-properties style:font-name="Symbol1"/>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text-properties style:font-name="Wingdings1"/>
      </text:list-level-style-bullet>
      <text:list-level-style-bullet text:level="2" text:style-name="WW8Num4z0" style:num-suffix="." text:bullet-char="">
        <style:text-properties style:font-name="Wingdings1"/>
      </text:list-level-style-bullet>
      <text:list-level-style-bullet text:level="3" text:style-name="WW8Num4z0" style:num-suffix="." text:bullet-char="">
        <style:text-properties style:font-name="Wingdings1"/>
      </text:list-level-style-bullet>
      <text:list-level-style-bullet text:level="4" text:style-name="WW8Num4z0" style:num-suffix="." text:bullet-char="">
        <style:text-properties style:font-name="Wingdings1"/>
      </text:list-level-style-bullet>
      <text:list-level-style-bullet text:level="5" text:style-name="WW8Num4z0" style:num-suffix="." text:bullet-char="">
        <style:text-properties style:font-name="Wingdings1"/>
      </text:list-level-style-bullet>
      <text:list-level-style-bullet text:level="6" text:style-name="WW8Num4z0" style:num-suffix="." text:bullet-char="">
        <style:text-properties style:font-name="Wingdings1"/>
      </text:list-level-style-bullet>
      <text:list-level-style-bullet text:level="7" text:style-name="WW8Num4z0" style:num-suffix="." text:bullet-char="">
        <style:text-properties style:font-name="Wingdings1"/>
      </text:list-level-style-bullet>
      <text:list-level-style-bullet text:level="8" text:style-name="WW8Num4z0" style:num-suffix="." text:bullet-char="">
        <style:text-properties style:font-name="Wingdings1"/>
      </text:list-level-style-bullet>
      <text:list-level-style-bullet text:level="9" text:style-name="WW8Num4z0" style:num-suffix="." text:bullet-char="">
        <style:text-properties style:font-name="Wingdings1"/>
      </text:list-level-style-bullet>
      <text:list-level-style-number text:level="10" style:num-suffix="." style:num-format="1">
        <style:list-level-properties text:space-before="2.5in" text:min-label-width="0.25in"/>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1in" fo:margin-bottom="1in" fo:margin-left="1.25in" fo:margin-right="1.2839in" fo:background-color="#ffffff" style:writing-mode="lr-tb" style:layout-grid-color="#c0c0c0" style:layout-grid-lines="36"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72in" fo:margin-left="0in" fo:margin-right="0in" fo:margin-bottom="0.3583in" style:dynamic-spacing="true"/>
      </style:header-style>
      <style:footer-style>
        <style:header-footer-properties fo:min-height="0.3972in" fo:margin-left="0in" fo:margin-right="0in" fo:margin-top="0.3583in" style:dynamic-spacing="true"/>
      </style:footer-style>
    </style:page-layout>
  </office:automatic-styles>
  <office:master-styles>
    <style:master-page style:name="Standard" style:page-layout-name="pm1">
      <style:header>
        <text:p text:style-name="Header"><draw:frame draw:style-name="fr1" draw:name="graphics2" text:anchor-type="char" svg:y="0in" svg:width="5.9654in" svg:height="0.6681in" draw:z-index="7"><draw:image xlink:href="Pictures/10000000000004380000006EA1220B22.jpg" xlink:type="simple" xlink:show="embed" xlink:actuate="onLoad"/></draw:frame></text:p>
      </style:header>
      <style:footer>
        <text:p text:style-name="Footer"><draw:frame draw:style-name="fr1" draw:name="graphics1" text:anchor-type="char" svg:y="0in" svg:width="6.0661in" svg:height="0.4516in" draw:z-index="3"><draw:image xlink:href="Pictures/10000000000004380000004B8FC3EDC2.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9-06-29T20:35:00</meta:creation-date>
    <dc:creator>karthika</dc:creator>
    <dc:date>2010-07-14T23:18:00</dc:date>
    <meta:editing-cycles>8</meta:editing-cycles>
    <meta:editing-duration>PT1H3M5S</meta:editing-duration>
    <meta:user-defined meta:name="Info 1"/>
    <meta:user-defined meta:name="Info 2"/>
    <meta:user-defined meta:name="Info 3"/>
    <meta:user-defined meta:name="Info 4"/>
    <meta:document-statistic meta:table-count="0" meta:image-count="2" meta:object-count="0" meta:page-count="4" meta:paragraph-count="49" meta:word-count="568" meta:character-count="4062"/>
  </office:meta>
</office:document-meta>
</file>